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14622e" officeooo:paragraph-rsid="0014622e"/>
    </style:style>
    <style:style style:name="P6" style:family="paragraph" style:parent-style-name="Standard">
      <style:text-properties officeooo:rsid="0014622e" officeooo:paragraph-rsid="00151e17"/>
    </style:style>
    <style:style style:name="P7" style:family="paragraph" style:parent-style-name="Standard" style:list-style-name="L1">
      <style:text-properties officeooo:rsid="0014622e" officeooo:paragraph-rsid="0014622e"/>
    </style:style>
    <style:style style:name="P8" style:family="paragraph" style:parent-style-name="Standard" style:list-style-name="L2">
      <style:text-properties officeooo:rsid="0014622e" officeooo:paragraph-rsid="0014622e"/>
    </style:style>
    <style:style style:name="P9" style:family="paragraph" style:parent-style-name="Standard" style:list-style-name="L4">
      <style:text-properties officeooo:rsid="0014622e" officeooo:paragraph-rsid="0014622e"/>
    </style:style>
    <style:style style:name="P10" style:family="paragraph" style:parent-style-name="Standard" style:list-style-name="L5">
      <style:text-properties officeooo:rsid="0014622e" officeooo:paragraph-rsid="0014622e"/>
    </style:style>
    <style:style style:name="P11" style:family="paragraph" style:parent-style-name="Standard" style:list-style-name="L6">
      <style:text-properties officeooo:rsid="0014622e" officeooo:paragraph-rsid="0014622e"/>
    </style:style>
    <style:style style:name="P12" style:family="paragraph" style:parent-style-name="Standard" style:list-style-name="L7">
      <style:text-properties officeooo:rsid="0014622e" officeooo:paragraph-rsid="0014622e"/>
    </style:style>
    <style:style style:name="P13" style:family="paragraph" style:parent-style-name="Standard" style:list-style-name="L8">
      <style:text-properties officeooo:rsid="0014622e" officeooo:paragraph-rsid="00151e17"/>
    </style:style>
    <style:style style:name="P14" style:family="paragraph" style:parent-style-name="Standard">
      <style:text-properties officeooo:rsid="00151e17" officeooo:paragraph-rsid="00151e17"/>
    </style:style>
    <style:style style:name="P15" style:family="paragraph" style:parent-style-name="Standard" style:list-style-name="L3">
      <style:text-properties officeooo:rsid="00151e17" officeooo:paragraph-rsid="00151e17"/>
    </style:style>
    <style:style style:name="P16" style:family="paragraph" style:parent-style-name="Standard" style:list-style-name="L4">
      <style:text-properties officeooo:rsid="00151e17" officeooo:paragraph-rsid="00151e17"/>
    </style:style>
    <style:style style:name="P17" style:family="paragraph" style:parent-style-name="Standard" style:list-style-name="L8">
      <style:text-properties officeooo:rsid="00151e17" officeooo:paragraph-rsid="00151e17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Standard">
      <style:text-properties style:text-underline-style="solid" style:text-underline-width="auto" style:text-underline-color="font-color" officeooo:rsid="0014622e" officeooo:paragraph-rsid="0014622e"/>
    </style:style>
    <style:style style:name="P20" style:family="paragraph" style:parent-style-name="Standard">
      <style:text-properties style:text-underline-style="solid" style:text-underline-width="auto" style:text-underline-color="font-color" officeooo:rsid="00151e17" officeooo:paragraph-rsid="00151e17"/>
    </style:style>
    <style:style style:name="P21" style:family="paragraph" style:parent-style-name="Standard">
      <style:text-properties style:text-underline-style="solid" style:text-underline-width="auto" style:text-underline-color="font-color" officeooo:rsid="0016e8ef" officeooo:paragraph-rsid="0016e8ef"/>
    </style:style>
    <style:style style:name="P22" style:family="paragraph" style:parent-style-name="Standard">
      <style:text-properties style:text-underline-style="solid" style:text-underline-width="auto" style:text-underline-color="font-color" officeooo:rsid="00179b01" officeooo:paragraph-rsid="00179b01"/>
    </style:style>
    <style:style style:name="P23" style:family="paragraph" style:parent-style-name="Standard">
      <style:text-properties style:text-underline-style="solid" style:text-underline-width="auto" style:text-underline-color="font-color" officeooo:rsid="00188cd6" officeooo:paragraph-rsid="00188cd6"/>
    </style:style>
    <style:style style:name="P24" style:family="paragraph" style:parent-style-name="Standard">
      <style:text-properties style:text-underline-style="solid" style:text-underline-width="auto" style:text-underline-color="font-color" officeooo:rsid="0019e1d6" officeooo:paragraph-rsid="0019e1d6"/>
    </style:style>
    <style:style style:name="P25" style:family="paragraph" style:parent-style-name="Standard">
      <style:text-properties officeooo:rsid="00168b6a" officeooo:paragraph-rsid="00168b6a"/>
    </style:style>
    <style:style style:name="P26" style:family="paragraph" style:parent-style-name="Standard" style:list-style-name="L7">
      <style:text-properties officeooo:rsid="00168b6a" officeooo:paragraph-rsid="00168b6a"/>
    </style:style>
    <style:style style:name="P27" style:family="paragraph" style:parent-style-name="Standard">
      <style:text-properties officeooo:rsid="00169519" officeooo:paragraph-rsid="00169519"/>
    </style:style>
    <style:style style:name="P28" style:family="paragraph" style:parent-style-name="Standard" style:list-style-name="L9">
      <style:text-properties officeooo:rsid="00169519" officeooo:paragraph-rsid="00169519"/>
    </style:style>
    <style:style style:name="P29" style:family="paragraph" style:parent-style-name="Standard">
      <style:text-properties officeooo:rsid="0016e8ef" officeooo:paragraph-rsid="0016e8ef"/>
    </style:style>
    <style:style style:name="P30" style:family="paragraph" style:parent-style-name="Standard">
      <style:text-properties officeooo:rsid="0016e8ef" officeooo:paragraph-rsid="00179b01"/>
    </style:style>
    <style:style style:name="P31" style:family="paragraph" style:parent-style-name="Standard">
      <style:text-properties officeooo:rsid="00179b01" officeooo:paragraph-rsid="00179b01"/>
    </style:style>
    <style:style style:name="P32" style:family="paragraph" style:parent-style-name="Standard" style:list-style-name="L11">
      <style:text-properties officeooo:rsid="00179b01" officeooo:paragraph-rsid="00179b01"/>
    </style:style>
    <style:style style:name="P33" style:family="paragraph" style:parent-style-name="Standard" style:list-style-name="L10">
      <style:text-properties officeooo:rsid="0017b191" officeooo:paragraph-rsid="0017b191"/>
    </style:style>
    <style:style style:name="P34" style:family="paragraph" style:parent-style-name="Standard">
      <style:text-properties officeooo:rsid="0017ba5a" officeooo:paragraph-rsid="0017ba5a"/>
    </style:style>
    <style:style style:name="P35" style:family="paragraph" style:parent-style-name="Standard">
      <style:text-properties officeooo:rsid="00188cd6" officeooo:paragraph-rsid="00188cd6"/>
    </style:style>
    <style:style style:name="P36" style:family="paragraph" style:parent-style-name="Standard" style:list-style-name="L12">
      <style:text-properties officeooo:rsid="00188cd6" officeooo:paragraph-rsid="00188cd6"/>
    </style:style>
    <style:style style:name="P37" style:family="paragraph" style:parent-style-name="Standard" style:list-style-name="L13">
      <style:text-properties officeooo:rsid="0019e1d6" officeooo:paragraph-rsid="0019e1d6"/>
    </style:style>
    <style:style style:name="T1" style:family="text">
      <style:text-properties officeooo:rsid="00151e17"/>
    </style:style>
    <style:style style:name="T2" style:family="text">
      <style:text-properties style:text-underline-style="solid" style:text-underline-width="auto" style:text-underline-color="font-color" officeooo:rsid="00151e17"/>
    </style:style>
    <style:style style:name="T3" style:family="text">
      <style:text-properties officeooo:rsid="0016e8ef"/>
    </style:style>
    <style:style style:name="T4" style:family="text">
      <style:text-properties officeooo:rsid="00179b01"/>
    </style:style>
    <style:style style:name="T5" style:family="text">
      <style:text-properties officeooo:rsid="0017b191"/>
    </style:style>
    <style:style style:name="T6" style:family="text">
      <style:text-properties officeooo:rsid="00188cd6"/>
    </style:style>
    <style:style style:name="T7" style:family="text">
      <style:text-properties officeooo:rsid="0019e1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intervention</text:p>
      <text:p text:style-name="P5"/>
      <text:p text:style-name="P24">Pré-requis d’installation :</text:p>
      <text:list xml:id="list664241180" text:style-name="L13">
        <text:list-item>
          <text:p text:style-name="P37">JDK 11</text:p>
        </text:list-item>
        <text:list-item>
          <text:p text:style-name="P37">IDE</text:p>
        </text:list-item>
        <text:list-item>
          <text:p text:style-name="P37">Git</text:p>
        </text:list-item>
        <text:list-item>
          <text:p text:style-name="P37">Docker</text:p>
        </text:list-item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273_1115560840" text:style-name="Index_20_Link" text:visited-style-name="Index_20_Link">Jour 1 (présentiel) : Etat des lieux<text:tab/>2</text:a></text:p>
          <text:p text:style-name="P2"><text:a xlink:type="simple" xlink:href="#__RefHeading___Toc275_1115560840" text:style-name="Index_20_Link" text:visited-style-name="Index_20_Link">Output<text:tab/>2</text:a></text:p>
          <text:p text:style-name="P2"><text:a xlink:type="simple" xlink:href="#__RefHeading___Toc277_1115560840" text:style-name="Index_20_Link" text:visited-style-name="Index_20_Link">Jour 2,3,4 (présentiel) : Architecture micro-services<text:tab/>3</text:a></text:p>
          <text:p text:style-name="P2"><text:a xlink:type="simple" xlink:href="#__RefHeading___Toc279_1115560840" text:style-name="Index_20_Link" text:visited-style-name="Index_20_Link">Introduction<text:tab/>3</text:a></text:p>
          <text:p text:style-name="P2"><text:a xlink:type="simple" xlink:href="#__RefHeading___Toc281_1115560840" text:style-name="Index_20_Link" text:visited-style-name="Index_20_Link">Exemple micro-service<text:tab/>3</text:a></text:p>
          <text:p text:style-name="P2"><text:a xlink:type="simple" xlink:href="#__RefHeading___Toc283_1115560840" text:style-name="Index_20_Link" text:visited-style-name="Index_20_Link">Design patterns<text:tab/>3</text:a></text:p>
          <text:p text:style-name="P1"><text:a xlink:type="simple" xlink:href="#__RefHeading___Toc285_1115560840" text:style-name="Index_20_Link" text:visited-style-name="Index_20_Link">Jour 5 (présentiel)<text:tab/>4</text:a></text:p>
          <text:p text:style-name="P1"><text:a xlink:type="simple" xlink:href="#__RefHeading___Toc287_1115560840" text:style-name="Index_20_Link" text:visited-style-name="Index_20_Link">Jour 6 et 7<text:tab/>4</text:a></text:p>
          <text:p text:style-name="P1"><text:a xlink:type="simple" xlink:href="#__RefHeading___Toc289_1115560840" text:style-name="Index_20_Link" text:visited-style-name="Index_20_Link">Jour 8 à 11<text:tab/>4</text:a></text:p>
        </text:index-body>
      </text:table-of-content>
      <text:h text:style-name="P3" text:outline-level="1"/>
      <text:h text:style-name="P4" text:outline-level="1"><text:bookmark-start text:name="__RefHeading___Toc273_1115560840"/>Jour 1 <text:span text:style-name="T7">(présentiel) </text:span>: Etat des lieux <text:bookmark-end text:name="__RefHeading___Toc273_1115560840"/></text:h>
      <text:p text:style-name="P5"/>
      <text:p text:style-name="P18">Environnement de développement </text:p>
      <text:list xml:id="list1827293160" text:style-name="L1">
        <text:list-item>
          <text:p text:style-name="P7">IDE, plugins</text:p>
        </text:list-item>
        <text:list-item>
          <text:p text:style-name="P7">Outil de build</text:p>
        </text:list-item>
        <text:list-item>
          <text:p text:style-name="P7">Stack technologique, Frameworks</text:p>
        </text:list-item>
        <text:list-item>
          <text:p text:style-name="P7">Pratique des tests unitaire<text:span text:style-name="T1">s</text:span></text:p>
        </text:list-item>
        <text:list-item>
          <text:p text:style-name="P7">Cycle Code/ Deploy / Test</text:p>
        </text:list-item>
      </text:list>
      <text:p text:style-name="P5"/>
      <text:p text:style-name="P19">Gestion des sources</text:p>
      <text:list xml:id="list2197246680" text:style-name="L2">
        <text:list-item>
          <text:p text:style-name="P8">Dépôt utilisés, branches, </text:p>
        </text:list-item>
        <text:list-item>
          <text:p text:style-name="P8">workflow de collaboration</text:p>
        </text:list-item>
      </text:list>
      <text:p text:style-name="P14"/>
      <text:p text:style-name="P20">Pilotage</text:p>
      <text:list xml:id="list2494801559" text:style-name="L3">
        <text:list-item>
          <text:p text:style-name="P15">Planification et Suivi des travaux</text:p>
        </text:list-item>
        <text:list-item>
          <text:p text:style-name="P15">Implication du métier</text:p>
        </text:list-item>
      </text:list>
      <text:p text:style-name="P5"/>
      <text:p text:style-name="P19">Qualité :</text:p>
      <text:list xml:id="list640026810" text:style-name="L4">
        <text:list-item>
          <text:p text:style-name="P9">Revue de code</text:p>
        </text:list-item>
        <text:list-item>
          <text:p text:style-name="P9">Analyse <text:span text:style-name="T1">statique qualité</text:span></text:p>
        </text:list-item>
        <text:list-item>
          <text:p text:style-name="P16">Analyse de vulnérabilité</text:p>
        </text:list-item>
      </text:list>
      <text:p text:style-name="P5"/>
      <text:p text:style-name="P19">Releasing</text:p>
      <text:list xml:id="list416435192" text:style-name="L5">
        <text:list-item>
          <text:p text:style-name="P10">Processus de release</text:p>
        </text:list-item>
        <text:list-item>
          <text:p text:style-name="P10">Packagin<text:span text:style-name="T1">g</text:span></text:p>
        </text:list-item>
        <text:list-item>
          <text:p text:style-name="P10">Dépôts d’artefacts </text:p>
        </text:list-item>
      </text:list>
      <text:p text:style-name="P5"/>
      <text:p text:style-name="P19">Tests d’intégration</text:p>
      <text:list xml:id="list691168698" text:style-name="L6">
        <text:list-item>
          <text:p text:style-name="P11">Environnement d’intégration</text:p>
        </text:list-item>
        <text:list-item>
          <text:p text:style-name="P11">Types de test d’intégration</text:p>
        </text:list-item>
      </text:list>
      <text:p text:style-name="P5"/>
      <text:p text:style-name="P19">Procédures de déploiement</text:p>
      <text:list xml:id="list1074631916" text:style-name="L7">
        <text:list-item>
          <text:p text:style-name="P12">Relation avec les gestionnaire <text:s/>d’infra</text:p>
        </text:list-item>
        <text:list-item>
          <text:p text:style-name="P12">Procédure de déploiement</text:p>
        </text:list-item>
        <text:list-item>
          <text:p text:style-name="P26">Gestion des migrations de schéma</text:p>
        </text:list-item>
      </text:list>
      <text:p text:style-name="P5"/>
      <text:p text:style-name="P6"><text:span text:style-name="T2">Surveillance et observabilité</text:span></text:p>
      <text:list xml:id="list636497389" text:style-name="L8">
        <text:list-item>
          <text:p text:style-name="P13"><text:span text:style-name="T1">Mécanismes de monitoring</text:span></text:p>
        </text:list-item>
        <text:list-item>
          <text:p text:style-name="P17">Statistiques d’utilisation</text:p>
        </text:list-item>
        <text:list-item>
          <text:p text:style-name="P13"><text:span text:style-name="T1">Feed-back utilisateurs finaux</text:span></text:p>
        </text:list-item>
        <text:list-item>
          <text:p text:style-name="P13"><text:span text:style-name="T1">Gestion des issues</text:span> </text:p>
        </text:list-item>
      </text:list>
      <text:p text:style-name="P14"/>
      <text:h text:style-name="Heading_20_2" text:outline-level="2"><text:bookmark-start text:name="__RefHeading___Toc275_1115560840"/>Output<text:bookmark-end text:name="__RefHeading___Toc275_1115560840"/></text:h>
      <text:list xml:id="list1357605144" text:style-name="L9">
        <text:list-item>
          <text:p text:style-name="P28">Document de synthèse </text:p>
        </text:list-item>
        <text:list-item>
          <text:p text:style-name="P28">Identification d’une application BCEAO <text:span text:style-name="T3">typique et objectifs d’évolution : Migration socle 3, micro-service ?</text:span></text:p>
        </text:list-item>
      </text:list>
      <text:p text:style-name="P14"/>
      <text:h text:style-name="Heading_20_2" text:outline-level="2"><text:bookmark-start text:name="__RefHeading___Toc277_1115560840"/><text:soft-page-break/>Jour 2,<text:span text:style-name="T7">3,4</text:span> <text:span text:style-name="T7">(présentiel) </text:span>: Architecture micro-services<text:bookmark-end text:name="__RefHeading___Toc277_1115560840"/></text:h>
      <text:p text:style-name="P25"/>
      <text:h text:style-name="Heading_20_2" text:outline-level="2"><text:bookmark-start text:name="__RefHeading___Toc279_1115560840"/>Introduction<text:bookmark-end text:name="__RefHeading___Toc279_1115560840"/></text:h>
      <text:p text:style-name="P27">Objectifs d’une architecture micro-services</text:p>
      <text:p text:style-name="P29">Contraintes et facteurs de réussite</text:p>
      <text:p text:style-name="P29">Décomposition en micro-services</text:p>
      <text:p text:style-name="P29">Design patterns</text:p>
      <text:p text:style-name="P29">Services transverses nécessaires : Framework ou Infra</text:p>
      <text:p text:style-name="P29"/>
      <text:h text:style-name="Heading_20_2" text:outline-level="2"><text:bookmark-start text:name="__RefHeading___Toc281_1115560840"/>Exemple micro-service<text:bookmark-end text:name="__RefHeading___Toc281_1115560840"/></text:h>
      <text:p text:style-name="P29">Présentation d’une architecture micro-service reliés à une problématique métier BCEAO</text:p>
      <text:p text:style-name="P29">Présentation de 2 micro-services développés avec SpringBoot 3</text:p>
      <text:p text:style-name="P29">Revue de code, Test, Packaging <text:span text:style-name="T5">(jar, docker, natif)</text:span></text:p>
      <text:p text:style-name="P29">Environnement de développement d’un service :</text:p>
      <text:list xml:id="list642450544" text:style-name="L10">
        <text:list-item>
          <text:p text:style-name="P33">Mocking des dépendances</text:p>
        </text:list-item>
        <text:list-item>
          <text:p text:style-name="P33">Services de support</text:p>
        </text:list-item>
      </text:list>
      <text:p text:style-name="P29"/>
      <text:p text:style-name="P31"/>
      <text:h text:style-name="Heading_20_2" text:outline-level="2"><text:bookmark-start text:name="__RefHeading___Toc283_1115560840"/>Design patterns<text:bookmark-end text:name="__RefHeading___Toc283_1115560840"/></text:h>
      <text:p text:style-name="P31"/>
      <text:p text:style-name="P31">Configuration <text:span text:style-name="T7">externalisée et </text:span>centralisée</text:p>
      <text:p text:style-name="P31"/>
      <text:p text:style-name="P21">Interactions entre services</text:p>
      <text:p text:style-name="P29">Introduction</text:p>
      <text:p text:style-name="P29"><text:span text:style-name="T4">Interactions </text:span>RPC</text:p>
      <text:p text:style-name="P29">Messaging</text:p>
      <text:p text:style-name="P29"/>
      <text:p text:style-name="P21">Cohérence des données et transactions</text:p>
      <text:p text:style-name="P29">Saga Pattern</text:p>
      <text:p text:style-name="P29"/>
      <text:p text:style-name="P22">Logique métier</text:p>
      <text:p text:style-name="P29">Transactional Script Pattern</text:p>
      <text:p text:style-name="P29">Patterns orienté objet</text:p>
      <text:p text:style-name="P29">Event Sourcing Pattern</text:p>
      <text:p text:style-name="P29"/>
      <text:p text:style-name="P22">Requêtage</text:p>
      <text:p text:style-name="P29">API Composition Pattern</text:p>
      <text:p text:style-name="P29">CQRS Pattern</text:p>
      <text:p text:style-name="P29"/>
      <text:p text:style-name="P21">API Externe</text:p>
      <text:p text:style-name="P29">Gateway Pattern</text:p>
      <text:p text:style-name="P29"/>
      <text:p text:style-name="P29"/>
      <text:p text:style-name="P21"><text:span text:style-name="T4">Sécurité </text:span></text:p>
      <text:list xml:id="list4046398412" text:style-name="L11">
        <text:list-item>
          <text:p text:style-name="P32">Stratégies</text:p>
        </text:list-item>
        <text:list-item>
          <text:p text:style-name="P32">Propagation de Jeton</text:p>
        </text:list-item>
        <text:list-item>
          <text:p text:style-name="P32">Client-credentials</text:p>
        </text:list-item>
        <text:list-item>
          <text:p text:style-name="P32"><text:soft-page-break/>Sécurisation Message broker</text:p>
        </text:list-item>
      </text:list>
      <text:p text:style-name="P31"/>
      <text:p text:style-name="P23">Observabilité</text:p>
      <text:list xml:id="list3598633026" text:style-name="L12">
        <text:list-item>
          <text:p text:style-name="P36">Health</text:p>
        </text:list-item>
        <text:list-item>
          <text:p text:style-name="P36">Métriques</text:p>
        </text:list-item>
        <text:list-item>
          <text:p text:style-name="P36">Tracing</text:p>
        </text:list-item>
      </text:list>
      <text:p text:style-name="P31"/>
      <text:p text:style-name="P30"/>
      <text:h text:style-name="Heading_20_1" text:outline-level="1"><text:bookmark-start text:name="__RefHeading___Toc285_1115560840"/>Jour 5 <text:span text:style-name="T7">(présentiel)</text:span><text:bookmark-end text:name="__RefHeading___Toc285_1115560840"/></text:h>
      <text:p text:style-name="P34">Identification du POC BCEAO</text:p>
      <text:p text:style-name="P34">Définition de l’architecture</text:p>
      <text:p text:style-name="P34">Définition des APIs</text:p>
      <text:p text:style-name="P34">Répartition des groupes <text:span text:style-name="T6">projet</text:span></text:p>
      <text:p text:style-name="P34"/>
      <text:p text:style-name="P34"/>
      <text:h text:style-name="Heading_20_1" text:outline-level="1"><text:bookmark-start text:name="__RefHeading___Toc287_1115560840"/>Jour 6 et 7 <text:bookmark-end text:name="__RefHeading___Toc287_1115560840"/></text:h>
      <text:p text:style-name="P35">Démarrage de projet, organisation des tâches </text:p>
      <text:p text:style-name="P35">Choix des starters</text:p>
      <text:p text:style-name="P35"/>
      <text:h text:style-name="Heading_20_1" text:outline-level="1"><text:bookmark-start text:name="__RefHeading___Toc289_1115560840"/>Jour 8 à 11<text:bookmark-end text:name="__RefHeading___Toc289_1115560840"/></text:h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38:08.203347384</meta:creation-date>
    <dc:date>2024-02-09T16:04:31.640902791</dc:date>
    <meta:editing-duration>PT53M3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101" meta:word-count="366" meta:character-count="2414" meta:non-whitespace-character-count="2178"/>
  </office:meta>
</office:document-meta>
</file>